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7a5f8" officeooo:paragraph-rsid="0017a5f8"/>
    </style:style>
    <style:style style:name="P2" style:family="paragraph" style:parent-style-name="Standard">
      <style:text-properties officeooo:rsid="001a683d" officeooo:paragraph-rsid="001a683d"/>
    </style:style>
    <style:style style:name="P3" style:family="paragraph" style:parent-style-name="Standard">
      <style:paragraph-properties fo:background-color="#336666">
        <style:background-image/>
      </style:paragraph-properties>
      <style:text-properties fo:color="#ffffff" style:font-name="Courier New" officeooo:rsid="001a683d" officeooo:paragraph-rsid="001a683d"/>
    </style:style>
    <style:style style:name="P4" style:family="paragraph" style:parent-style-name="Text_20_body">
      <style:text-properties officeooo:rsid="0017a5f8" officeooo:paragraph-rsid="0017a5f8"/>
    </style:style>
    <style:style style:name="P5" style:family="paragraph" style:parent-style-name="Heading_20_1">
      <style:text-properties style:font-name="Liberation Sans" officeooo:paragraph-rsid="001c556c"/>
    </style:style>
    <style:style style:name="T1" style:family="text">
      <style:text-properties officeooo:rsid="0017a5f8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17a5f8"/>
    </style:style>
    <style:style style:name="T4" style:family="text">
      <style:text-properties officeooo:rsid="001a683d"/>
    </style:style>
    <style:style style:name="T5" style:family="text">
      <style:text-properties officeooo:rsid="001f8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-start text:name="__DdeLink__353_1432077619"/><text:span text:style-name="T1">FAQ : </text:span>Mayank's Folder Compare Utility, <text:span text:style-name="T1">Ver: 0.21 alpha </text:span></text:h>
      <text:p text:style-name="Question"><text:span text:style-name="T2">Q. Why I </text:span><text:span text:style-name="T3">created this utility.</text:span></text:p>
      <text:p text:style-name="Standard">It was created to compare text, <text:span text:style-name="T5">pdf and image</text:span> files at the root of two folders with same name and generate<text:span text:style-name="T5">s</text:span> <text:span text:style-name="T1">HTML</text:span> report on its finding <text:span text:style-name="T1">and along with diff files in specified report folder</text:span></text:p>
      <text:p text:style-name="Question">Q. <text:span text:style-name="T1">W</text:span>hat do you mean by root of two folders</text:p>
      <text:p text:style-name="P4">It means it will not traverse inside the folders and will only check for the files at the base of both the folders and not in any subdirectories. </text:p>
      <text:p text:style-name="P4">If you have a need for such feature, just ping me and I will add the feature.</text:p>
      <text:p text:style-name="Question">Q. How do I use it</text:p>
      <text:p text:style-name="P1">The first step is to create a configuration file, I have added a configuration file (opt.conf) as sample. It contains of <text:span text:style-name="T4">5</text:span> parameters.</text:p>
      <text:p text:style-name="P1"/>
      <text:p text:style-name="P3">[conf]</text:p>
      <text:p text:style-name="P3">old_folder:/home/mayank/working/junk/1</text:p>
      <text:p text:style-name="P3">new_folder:/home/mayank/working/junk/2</text:p>
      <text:p text:style-name="P3">report_folder:/home/mayank/working/junk/report/</text:p>
      <text:p text:style-name="P3">diff_type:diff</text:p>
      <text:p text:style-name="P3">helpers:20</text:p>
      <text:p text:style-name="P1"/>
      <text:p text:style-name="P2">old_folder and new_folder contains the paths of two folder to be compared.</text:p>
      <text:p text:style-name="P2">report_folder is the location where the report files will be copied</text:p>
      <text:p text:style-name="P2">diff_type is the type of diff files you want, options are diff, ndiff, html, play around them to know the difference. </text:p>
      <text:p text:style-name="P2">Helpers: maximum number of threads which will be created by program while checking the files for differences.</text:p>
      <text:p text:style-name="P2"/>
      <text:p text:style-name="P2">Once the file is created you can execute the script by calling the following command</text:p>
      <text:p text:style-name="P2"/>
      <text:p text:style-name="P3">python cmpfiles.py -c opt.cont</text:p>
      <text:p text:style-name="Standard"/>
      <text:p text:style-name="P2">after the execution is completed, open the report.html files from the report folder you have mentioned in the configuration file to view the results.</text:p>
      <text:p text:style-name="Question">Q. I found a bug or needs a feature to be added .</text:p>
      <text:p text:style-name="P2">Use the sourceforge.net bug / feature option from <text:a xlink:type="simple" xlink:href="https://sourceforge.net/p/pyfoldercompare/tickets/?source=navbar" text:style-name="Internet_20_link" text:visited-style-name="Visited_20_Internet_20_Link">https://sourceforge.net/p/pyfoldercompare/tickets/?source=navbar</text:a>.</text:p>
      <text:p text:style-name="P2">I will try to add the feature, but no promises. <text:bookmark-end text:name="__DdeLink__353_14320776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7a5f8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estion" style:family="paragraph" style:parent-style-name="Text_20_body">
      <style:paragraph-properties fo:margin-top="0.1in" fo:margin-bottom="0.1in" loext:contextual-spacing="false" fo:line-height="100%" fo:background-color="#ccffff">
        <style:background-image/>
      </style:paragraph-properties>
      <style:text-properties fo:color="#000000" style:font-name="Liberation Sans1" fo:font-family="'Liberation Sans'" style:font-style-name="Regular" style:font-family-generic="swiss" style:font-pitch="variable" fo:font-weight="normal" officeooo:rsid="0017a5f8" style:font-size-asian="10.5pt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yank Johri</meta:initial-creator>
    <meta:creation-date>2014-09-25T16:35:58.771415164</meta:creation-date>
    <dc:date>2014-10-18T17:02:57.655495981</dc:date>
    <meta:editing-duration>PT11M56S</meta:editing-duration>
    <meta:editing-cycles>8</meta:editing-cycles>
    <meta:generator>LibreOffice/4.3.2.2.0$Linux_X86_64 LibreOffice_project/430m0$Build-2</meta:generator>
    <meta:document-statistic meta:table-count="0" meta:image-count="0" meta:object-count="0" meta:page-count="1" meta:paragraph-count="24" meta:word-count="276" meta:character-count="1685" meta:non-whitespace-character-count="1429"/>
  </office:meta>
</office:document-meta>
</file>